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38mm"/>
    </style:style>
    <style:style style:name="co2" style:family="table-column">
      <style:table-column-properties fo:break-before="auto" style:column-width="16.39mm"/>
    </style:style>
    <style:style style:name="co3" style:family="table-column">
      <style:table-column-properties fo:break-before="auto" style:column-width="51.42mm"/>
    </style:style>
    <style:style style:name="co4" style:family="table-column">
      <style:table-column-properties fo:break-before="auto" style:column-width="77.68mm"/>
    </style:style>
    <style:style style:name="co5" style:family="table-column">
      <style:table-column-properties fo:break-before="auto" style:column-width="9.44mm"/>
    </style:style>
    <style:style style:name="co6" style:family="table-column">
      <style:table-column-properties fo:break-before="auto" style:column-width="59.06mm"/>
    </style:style>
    <style:style style:name="co7" style:family="table-column">
      <style:table-column-properties fo:break-before="auto" style:column-width="62.87mm"/>
    </style:style>
    <style:style style:name="co8" style:family="table-column">
      <style:table-column-properties fo:break-before="auto" style:column-width="49.18mm"/>
    </style:style>
    <style:style style:name="co9" style:family="table-column">
      <style:table-column-properties fo:break-before="auto" style:column-width="18.79mm"/>
    </style:style>
    <style:style style:name="co10" style:family="table-column">
      <style:table-column-properties fo:break-before="auto" style:column-width="65.12mm"/>
    </style:style>
    <style:style style:name="co11" style:family="table-column">
      <style:table-column-properties fo:break-before="auto" style:column-width="21.55mm"/>
    </style:style>
    <style:style style:name="ro1" style:family="table-row">
      <style:table-row-properties style:row-height="1.94mm" fo:break-before="auto" style:use-optimal-row-height="false"/>
    </style:style>
    <style:style style:name="ro2" style:family="table-row">
      <style:table-row-properties style:row-height="15.35mm" fo:break-before="auto" style:use-optimal-row-height="true"/>
    </style:style>
    <style:style style:name="ro3" style:family="table-row">
      <style:table-row-properties style:row-height="5.12mm" fo:break-before="auto" style:use-optimal-row-height="false"/>
    </style:style>
    <style:style style:name="ro4" style:family="table-row">
      <style:table-row-properties style:row-height="10mm" fo:break-before="auto" style:use-optimal-row-height="true"/>
    </style:style>
    <style:style style:name="ro5" style:family="table-row">
      <style:table-row-properties style:row-height="42.16mm" fo:break-before="auto" style:use-optimal-row-height="false"/>
    </style:style>
    <style:style style:name="ro6" style:family="table-row">
      <style:table-row-properties style:row-height="9.79mm" fo:break-before="auto" style:use-optimal-row-height="false"/>
    </style:style>
    <style:style style:name="ro7" style:family="table-row">
      <style:table-row-properties style:row-height="5.26mm" fo:break-before="auto" style:use-optimal-row-height="true"/>
    </style:style>
    <style:style style:name="ro8" style:family="table-row">
      <style:table-row-properties style:row-height="57.68mm" fo:break-before="auto" style:use-optimal-row-height="true"/>
    </style:style>
    <style:style style:name="ro9" style:family="table-row">
      <style:table-row-properties style:row-height="67.2mm" fo:break-before="auto" style:use-optimal-row-height="true"/>
    </style:style>
    <style:style style:name="ro10" style:family="table-row">
      <style:table-row-properties style:row-height="62.44mm" fo:break-before="auto" style:use-optimal-row-height="true"/>
    </style:style>
    <style:style style:name="ro11" style:family="table-row">
      <style:table-row-properties style:row-height="24.22mm" fo:break-before="auto" style:use-optimal-row-height="true"/>
    </style:style>
    <style:style style:name="ro12" style:family="table-row">
      <style:table-row-properties style:row-height="4.87mm" fo:break-before="auto" style:use-optimal-row-height="true"/>
    </style:style>
    <style:style style:name="ro13" style:family="table-row">
      <style:table-row-properties style:row-height="41.28mm" fo:break-before="auto" style:use-optimal-row-height="false"/>
    </style:style>
    <style:style style:name="ro14" style:family="table-row">
      <style:table-row-properties style:row-height="63.76mm" fo:break-before="auto" style:use-optimal-row-height="false"/>
    </style:style>
    <style:style style:name="ro15" style:family="table-row">
      <style:table-row-properties style:row-height="5.12mm" fo:break-before="auto" style:use-optimal-row-height="true"/>
    </style:style>
    <style:style style:name="ta1" style:family="table" style:master-page-name="PageStyle_5f_Feature_20__23__20_Test_20_Cases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font-name="Calibri" style:font-name-complex="Calibri"/>
    </style:style>
    <style:style style:name="ce1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5" style:family="table-cell" style:parent-style-name="Default">
      <style:table-cell-properties style:vertical-align="top"/>
    </style:style>
    <style:style style:name="ce36" style:family="table-cell" style:parent-style-name="Default">
      <style:table-cell-properties fo:background-color="#72bf44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7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T1" style:family="text">
      <style:text-properties style:language-asian="zh" style:country-asian="CN" style:font-name="Calibri" style:font-relief="none" style:text-emphasize="none" style:font-style-complex="normal" style:font-style-asian="normal" style:font-weight-complex="bold" style:font-weight-asian="bold" style:font-size-complex="11pt" style:font-size-asian="11pt" style:font-name-complex="Calibri" style:font-name-asian="Noto Sans CJK SC Regular" fo:color="#000000" style:language-complex="hi" style:country-complex="IN" fo:language="en" fo:country="AU" style:text-line-through-mode="continuous" style:text-position="0% 100%" fo:text-shadow="none" style:text-outline="false" fo:font-style="normal" style:text-line-through-type="none" style:text-underline-style="none" style:text-underline-color="font-color" fo:font-weight="bold" fo:font-size="11pt" style:text-overline-style="none" style:text-overline-color="font-color"/>
    </style:style>
    <style:style style:name="T2" style:family="text">
      <style:text-properties style:language-asian="zh" style:country-asian="CN" style:font-name="Calibri" style:font-relief="none" style:text-emphasize="none" style:font-style-complex="normal" style:font-style-asian="normal" style:font-size-complex="11pt" style:font-size-asian="11pt" style:font-name-complex="Calibri" style:font-name-asian="Noto Sans CJK SC Regular" fo:color="#000000" style:language-complex="hi" style:country-complex="IN" fo:language="en" fo:country="AU" style:text-line-through-mode="continuous" style:text-position="0% 100%" fo:text-shadow="none" style:text-outline="false" fo:font-style="normal" style:text-line-through-type="none" style:text-underline-style="none" style:text-underline-color="font-color" fo:font-size="11pt" style:text-overline-style="none" style:text-overline-color="font-color" fo:font-weight="normal" style:font-weight-asian="normal" style:font-weight-complex="normal"/>
    </style:style>
    <style:style style:name="T3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AU" style:language-asian="zh" style:country-asian="CN" style:language-complex="hi" style:country-complex="IN" style:font-name-asian="Noto Sans CJK SC Regular" style:font-name-complex="Calib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AU" style:language-asian="zh" style:country-asian="CN" style:language-complex="hi" style:country-complex="IN" style:font-name-asian="Noto Sans CJK SC Regular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6" style:family="text">
      <style:text-properties style:font-name="Calibri" style:font-style-complex="normal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7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style:font-style-complex="normal" fo:text-shadow="none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style:font-name="Calibri"/>
    </style:style>
    <style:style style:name="T10" style:family="text">
      <style:text-properties style:font-style-complex="normal" fo:text-shadow="none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style:font-name="Calibri" fo:font-weight="normal" style:font-weight-asian="normal" style:font-weight-complex="normal"/>
    </style:style>
    <style:style style:name="T11" style:family="text">
      <style:text-properties fo:text-shadow="none" style:font-name="Calibri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12" style:family="text">
      <style:text-properties fo:text-shadow="none" style:font-name="Calibri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style:font-style-complex="normal" fo:font-weight="normal" style:font-weight-asian="normal" style:font-weight-complex="normal"/>
    </style:style>
    <style:style style:name="T1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 Regular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style-complex="normal" style:font-relief="none" style:font-weight-complex="normal" style:font-size-complex="11pt" style:font-name-complex="Calibri" style:language-complex="hi" style:country-complex="IN" fo:language="en" fo:country="AU" fo:text-shadow="none" fo:font-style="normal" style:text-underline-style="none" style:text-underline-color="font-color" fo:font-size="11pt" fo:color="#000000" style:font-size-asian="11pt" style:font-name="Calibri" fo:font-weight="normal" style:text-line-through-type="none" style:text-outline="false" style:text-line-through-mode="continuous" style:language-asian="zh" style:country-asian="CN" style:font-name-asian="Noto Sans CJK SC Regular" style:font-weight-asian="normal" style:font-style-asian="normal" style:text-emphasize="none" style:text-overline-style="none" style:text-overline-color="font-color"/>
    </style:style>
    <style:style style:name="T15" style:family="text">
      <style:text-properties style:language-complex="hi" style:country-complex="IN" style:text-overline-style="none" style:text-overline-color="font-color" fo:color="#000000" style:text-emphasize="none" style:font-style-complex="normal" style:font-style-asian="normal" style:font-weight-complex="normal" style:font-weight-asian="normal" style:font-size-complex="11pt" style:font-size-asian="11pt" style:font-name-complex="Calibri" style:font-name-asian="Noto Sans CJK SC Regular" style:font-relief="none" style:language-asian="zh" style:country-asian="CN" fo:language="en" fo:country="AU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16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-asian="Noto Sans CJK SC Regular" fo:color="#000000" style:language-asian="zh" style:country-asian="CN" fo:language="en" fo:country="AU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17" style:family="text">
      <style:text-properties fo:color="#ce181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ature #22 Test Ca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4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4"/>
        <table:table-column table:style-name="co10" table:default-cell-style-name="ce18"/>
        <table:table-column table:style-name="co11" table:number-columns-repeated="1014" table:default-cell-style-name="ce2"/>
        <table:table-row table:style-name="ro1">
          <table:table-cell table:style-name="ce1"/>
          <table:table-cell table:style-name="ce3" table:number-columns-repeated="3"/>
          <table:table-cell table:style-name="ce12"/>
          <table:table-cell table:style-name="ce3" table:number-columns-repeated="3"/>
          <table:table-cell table:style-name="ce12"/>
          <table:table-cell table:style-name="ce16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Test Name</text:p>
          </table:table-cell>
          <table:table-cell table:style-name="ce4" office:value-type="string" calcext:value-type="string">
            <text:p>Test Description</text:p>
          </table:table-cell>
          <table:table-cell table:style-name="ce13" office:value-type="string" calcext:value-type="string">
            <text:p>TC #</text:p>
          </table:table-cell>
          <table:table-cell table:style-name="ce4" office:value-type="string" calcext:value-type="string">
            <text:p>Test Steps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13" office:value-type="string" calcext:value-type="string">
            <text:p>Status</text:p>
          </table:table-cell>
          <table:table-cell table:style-name="ce17" office:value-type="string" calcext:value-type="string">
            <text:p>Comments</text:p>
          </table:table-cell>
          <table:table-cell table:number-columns-repeated="1014"/>
        </table:table-row>
        <table:table-row table:style-name="ro3">
          <table:table-cell/>
          <table:table-cell table:style-name="ce21" office:value-type="float" office:value="22.01" calcext:value-type="float" table:number-columns-spanned="1" table:number-rows-spanned="4">
            <text:p>22.01</text:p>
          </table:table-cell>
          <table:table-cell table:style-name="ce24" office:value-type="string" calcext:value-type="string" table:number-columns-spanned="1" table:number-rows-spanned="4">
            <text:p>Teacher starts program through UI</text:p>
          </table:table-cell>
          <table:table-cell table:style-name="ce24" office:value-type="string" calcext:value-type="string" table:number-columns-spanned="1" table:number-rows-spanned="4">
            <text:p><text:span text:style-name="T1">Given: </text:span><text:span text:style-name="T2">Teacher presses button</text:span></text:p>
            <text:p/>
            <text:p><text:span text:style-name="T1">When: </text:span><text:span text:style-name="T2">Button starts script</text:span></text:p>
            <text:p/>
            <text:p><text:span text:style-name="T1">Then: </text:span><text:span text:style-name="T2">Program initiates</text:span></text:p>
            <text:p/>
            <text:p><text:span text:style-name="T3">Prerequisite: </text:span></text:p>
            <text:p><text:span text:style-name="T4">UI Button</text:span></text:p>
          </table:table-cell>
          <table:table-cell table:style-name="ce21" office:value-type="float" office:value="1" calcext:value-type="float">
            <text:p>1</text:p>
          </table:table-cell>
          <table:table-cell table:style-name="ce15" office:value-type="string" calcext:value-type="string">
            <text:p>Teacher presses button</text:p>
          </table:table-cell>
          <table:table-cell table:style-name="ce15" office:value-type="string" calcext:value-type="string">
            <text:p>Button receives response</text:p>
          </table:table-cell>
          <table:table-cell table:style-name="ce15" table:number-columns-repeated="2"/>
          <table:table-cell table:style-name="ce24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21" office:value-type="float" office:value="2" calcext:value-type="float">
            <text:p>2</text:p>
          </table:table-cell>
          <table:table-cell table:style-name="ce15" office:value-type="string" calcext:value-type="string">
            <text:p>Button starts script</text:p>
          </table:table-cell>
          <table:table-cell table:style-name="ce15" office:value-type="string" calcext:value-type="string">
            <text:p>Button immediately starts the script</text:p>
          </table:table-cell>
          <table:table-cell table:style-name="ce15" table:number-columns-repeated="2"/>
          <table:table-cell table:style-name="ce24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21" office:value-type="float" office:value="3" calcext:value-type="float">
            <text:p>3</text:p>
          </table:table-cell>
          <table:table-cell table:style-name="ce15" office:value-type="string" calcext:value-type="string">
            <text:p>Program initiates</text:p>
          </table:table-cell>
          <table:table-cell table:style-name="ce15" office:value-type="string" calcext:value-type="string">
            <text:p>Script is running and advancing as normal</text:p>
          </table:table-cell>
          <table:table-cell table:style-name="ce15" table:number-columns-repeated="2"/>
          <table:table-cell table:style-name="ce24"/>
          <table:table-cell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21" office:value-type="float" office:value="4" calcext:value-type="float">
            <text:p>4</text:p>
          </table:table-cell>
          <table:table-cell table:style-name="ce35" office:value-type="string" calcext:value-type="string">
            <text:p>Program continues running</text:p>
          </table:table-cell>
          <table:table-cell table:style-name="ce15" office:value-type="string" calcext:value-type="string">
            <text:p>Program advances and runs through</text:p>
          </table:table-cell>
          <table:table-cell table:style-name="ce15" table:number-columns-repeated="2"/>
          <table:table-cell table:style-name="ce24"/>
          <table:table-cell table:number-columns-repeated="1014"/>
        </table:table-row>
        <table:table-row table:style-name="ro6">
          <table:table-cell/>
          <table:table-cell table:style-name="ce21" office:value-type="float" office:value="22.02" calcext:value-type="float" table:number-columns-spanned="1" table:number-rows-spanned="4">
            <text:p>22.02</text:p>
          </table:table-cell>
          <table:table-cell table:style-name="ce24" office:value-type="string" calcext:value-type="string" table:number-columns-spanned="1" table:number-rows-spanned="4">
            <text:p>Robot Idle speaks with expected message</text:p>
          </table:table-cell>
          <table:table-cell table:style-name="ce24" office:value-type="string" calcext:value-type="string" table:number-columns-spanned="1" table:number-rows-spanned="4">
            <text:p><text:span text:style-name="T5">Given: </text:span><text:span text:style-name="T6">Script has started.</text:span></text:p>
            <text:p/>
            <text:p><text:span text:style-name="T5">When: </text:span><text:span text:style-name="T6">Robot enters idle state.</text:span></text:p>
            <text:p/>
            <text:p><text:span text:style-name="T5">Then: </text:span><text:span text:style-name="T6">Robot speaks with “What do you want to be when you grow up?”</text:span></text:p>
            <text:p/>
            <text:p><text:span text:style-name="T7">Prerequisite: </text:span></text:p>
            <text:p><text:span text:style-name="T8">Script</text:span></text:p>
            <text:p>Robot connected</text:p>
            <text:p/>
          </table:table-cell>
          <table:table-cell table:style-name="ce21" office:value-type="float" office:value="1" calcext:value-type="float">
            <text:p>1</text:p>
          </table:table-cell>
          <table:table-cell table:style-name="ce15" office:value-type="string" calcext:value-type="string">
            <text:p>Manually start script</text:p>
          </table:table-cell>
          <table:table-cell table:style-name="ce15" office:value-type="string" calcext:value-type="string">
            <text:p>Script starts</text:p>
          </table:table-cell>
          <table:table-cell table:style-name="ce15" office:value-type="string" calcext:value-type="string">
            <text:p>Script starts immediately</text:p>
          </table:table-cell>
          <table:table-cell table:style-name="ce36" office:value-type="string" calcext:value-type="string">
            <text:p>PASS</text:p>
          </table:table-cell>
          <table:table-cell table:style-name="ce24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21" office:value-type="float" office:value="2" calcext:value-type="float">
            <text:p>2</text:p>
          </table:table-cell>
          <table:table-cell table:style-name="ce15" office:value-type="string" calcext:value-type="string">
            <text:p>Robot runs script</text:p>
          </table:table-cell>
          <table:table-cell table:style-name="ce15" office:value-type="string" calcext:value-type="string">
            <text:p>Robot goes into idle</text:p>
          </table:table-cell>
          <table:table-cell table:style-name="ce15" office:value-type="string" calcext:value-type="string">
            <text:p>Robot stays standing</text:p>
          </table:table-cell>
          <table:table-cell table:style-name="ce36" office:value-type="string" calcext:value-type="string">
            <text:p>PASS</text:p>
          </table:table-cell>
          <table:table-cell table:style-name="ce24" office:value-type="string" calcext:value-type="string">
            <text:p>Could use more testing in different scenarios</text:p>
          </table:table-cell>
          <table:table-cell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21" office:value-type="float" office:value="3" calcext:value-type="float">
            <text:p>3</text:p>
          </table:table-cell>
          <table:table-cell table:style-name="ce15" office:value-type="string" calcext:value-type="string">
            <text:p>Script moves through</text:p>
          </table:table-cell>
          <table:table-cell table:style-name="ce15" office:value-type="string" calcext:value-type="string">
            <text:p>Script advances to next part</text:p>
          </table:table-cell>
          <table:table-cell table:style-name="ce15" office:value-type="string" calcext:value-type="string">
            <text:p>Script advances</text:p>
          </table:table-cell>
          <table:table-cell table:style-name="ce36" office:value-type="string" calcext:value-type="string">
            <text:p>PASS</text:p>
          </table:table-cell>
          <table:table-cell table:style-name="ce24"/>
          <table:table-cell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21" office:value-type="float" office:value="4" calcext:value-type="float">
            <text:p>4</text:p>
          </table:table-cell>
          <table:table-cell table:style-name="ce15" office:value-type="string" calcext:value-type="string">
            <text:p>Robot starts speaking</text:p>
          </table:table-cell>
          <table:table-cell table:style-name="ce15" office:value-type="string" calcext:value-type="string">
            <text:p>Robot says “What do you want to be when you grow up?”</text:p>
          </table:table-cell>
          <table:table-cell table:style-name="ce15" office:value-type="string" calcext:value-type="string">
            <text:p>Robot says “Hello! What do you want to be when you grow up?”</text:p>
          </table:table-cell>
          <table:table-cell table:style-name="ce36" office:value-type="string" calcext:value-type="string">
            <text:p>PASS</text:p>
          </table:table-cell>
          <table:table-cell table:style-name="ce24"/>
          <table:table-cell table:number-columns-repeated="1014"/>
        </table:table-row>
        <table:table-row table:style-name="ro3">
          <table:table-cell/>
          <table:table-cell table:style-name="ce21" office:value-type="float" office:value="22.03" calcext:value-type="float" table:number-columns-spanned="1" table:number-rows-spanned="4">
            <text:p>22.03</text:p>
          </table:table-cell>
          <table:table-cell table:style-name="ce11" office:value-type="string" calcext:value-type="string" table:number-columns-spanned="1" table:number-rows-spanned="4">
            <text:p>Robot program started from another program </text:p>
          </table:table-cell>
          <table:table-cell table:style-name="ce24" office:value-type="string" calcext:value-type="string" table:number-columns-spanned="1" table:number-rows-spanned="4">
            <text:p><text:span text:style-name="T5">Given: </text:span><text:span text:style-name="T6">Script is running</text:span></text:p>
            <text:p/>
            <text:p><text:span text:style-name="T5">When: </text:span><text:span text:style-name="T6">Secondary script starts</text:span></text:p>
            <text:p/>
            <text:p><text:span text:style-name="T5">Then: </text:span><text:span text:style-name="T6">First script stops</text:span></text:p>
            <text:p/>
            <text:p><text:span text:style-name="T7">Prerequisite: </text:span></text:p>
            <text:p><text:span text:style-name="T8">Another program initiated</text:span></text:p>
            <text:p><text:span text:style-name="T8">Robot connected</text:span></text:p>
          </table:table-cell>
          <table:table-cell table:style-name="ce21" office:value-type="float" office:value="1" calcext:value-type="float">
            <text:p>1</text:p>
          </table:table-cell>
          <table:table-cell table:style-name="ce15" office:value-type="string" calcext:value-type="string">
            <text:p>First script is running</text:p>
          </table:table-cell>
          <table:table-cell table:style-name="ce15" office:value-type="string" calcext:value-type="string">
            <text:p>First script keeps running</text:p>
          </table:table-cell>
          <table:table-cell table:style-name="ce15"/>
          <table:table-cell table:style-name="ce34"/>
          <table:table-cell table:style-name="ce24"/>
          <table:table-cell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21" office:value-type="float" office:value="2" calcext:value-type="float">
            <text:p>2</text:p>
          </table:table-cell>
          <table:table-cell table:style-name="ce15" office:value-type="string" calcext:value-type="string">
            <text:p>Secondary script is started</text:p>
          </table:table-cell>
          <table:table-cell table:style-name="ce15" office:value-type="string" calcext:value-type="string">
            <text:p>Secondary script starts to run</text:p>
          </table:table-cell>
          <table:table-cell table:style-name="ce15" table:number-columns-repeated="2"/>
          <table:table-cell table:style-name="ce24"/>
          <table:table-cell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21" office:value-type="float" office:value="3" calcext:value-type="float">
            <text:p>3</text:p>
          </table:table-cell>
          <table:table-cell table:style-name="ce15" office:value-type="string" calcext:value-type="string">
            <text:p>Both scripts run side-by-side</text:p>
          </table:table-cell>
          <table:table-cell table:style-name="ce15" office:value-type="string" calcext:value-type="string">
            <text:p>First script stopped</text:p>
          </table:table-cell>
          <table:table-cell table:style-name="ce15" table:number-columns-repeated="2"/>
          <table:table-cell table:style-name="ce24"/>
          <table:table-cell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21" office:value-type="float" office:value="4" calcext:value-type="float">
            <text:p>4</text:p>
          </table:table-cell>
          <table:table-cell table:style-name="ce15" office:value-type="string" calcext:value-type="string">
            <text:p>Scripts left to run</text:p>
          </table:table-cell>
          <table:table-cell table:style-name="ce15" office:value-type="string" calcext:value-type="string">
            <text:p>First script cancelled, second script continues running</text:p>
          </table:table-cell>
          <table:table-cell table:style-name="ce15" table:number-columns-repeated="2"/>
          <table:table-cell table:style-name="ce24"/>
          <table:table-cell table:number-columns-repeated="1014"/>
        </table:table-row>
        <table:table-row table:style-name="ro7">
          <table:table-cell/>
          <table:table-cell table:style-name="ce21" office:value-type="float" office:value="22.04" calcext:value-type="float" table:number-columns-spanned="1" table:number-rows-spanned="4">
            <text:p>22.04</text:p>
          </table:table-cell>
          <table:table-cell table:style-name="ce11" office:value-type="string" calcext:value-type="string" table:number-columns-spanned="1" table:number-rows-spanned="4">
            <text:p>Robot performs greeting then listens for keywords</text:p>
          </table:table-cell>
          <table:table-cell table:style-name="ce24" office:value-type="string" calcext:value-type="string" table:number-columns-spanned="1" table:number-rows-spanned="4">
            <text:p><text:span text:style-name="T5">Given: </text:span><text:span text:style-name="T6">Script is running</text:span></text:p>
            <text:p/>
            <text:p><text:span text:style-name="T5">When: </text:span><text:span text:style-name="T6">First logic runs</text:span></text:p>
            <text:p/>
            <text:p><text:span text:style-name="T5">Then: </text:span><text:span text:style-name="T6">Speech recognition starts</text:span></text:p>
            <text:p/>
            <text:p><text:span text:style-name="T7">Prerequisite: </text:span></text:p>
            <text:p><text:span text:style-name="T8">Script</text:span></text:p>
            <text:p><text:span text:style-name="T8">Robot connected</text:span></text:p>
          </table:table-cell>
          <table:table-cell table:style-name="ce21" office:value-type="float" office:value="1" calcext:value-type="float">
            <text:p>1</text:p>
          </table:table-cell>
          <table:table-cell table:style-name="ce15" office:value-type="string" calcext:value-type="string">
            <text:p>First logic runs</text:p>
          </table:table-cell>
          <table:table-cell table:number-columns-repeated="2" table:style-name="ce15" office:value-type="string" calcext:value-type="string">
            <text:p>Program runs first logic</text:p>
          </table:table-cell>
          <table:table-cell table:style-name="ce36" office:value-type="string" calcext:value-type="string">
            <text:p>PASS</text:p>
          </table:table-cell>
          <table:table-cell table:style-name="ce24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21" office:value-type="float" office:value="2" calcext:value-type="float">
            <text:p>2</text:p>
          </table:table-cell>
          <table:table-cell table:style-name="ce15" office:value-type="string" calcext:value-type="string">
            <text:p>Say box starts running</text:p>
          </table:table-cell>
          <table:table-cell table:number-columns-repeated="2" table:style-name="ce15" office:value-type="string" calcext:value-type="string">
            <text:p>Say box communicates with robot</text:p>
          </table:table-cell>
          <table:table-cell table:style-name="ce36" office:value-type="string" calcext:value-type="string">
            <text:p>PASS</text:p>
          </table:table-cell>
          <table:table-cell table:style-name="ce24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21" office:value-type="float" office:value="3" calcext:value-type="float">
            <text:p>3</text:p>
          </table:table-cell>
          <table:table-cell table:style-name="ce15" office:value-type="string" calcext:value-type="string">
            <text:p>Robot speaks</text:p>
          </table:table-cell>
          <table:table-cell table:number-columns-repeated="2" table:style-name="ce15" office:value-type="string" calcext:value-type="string">
            <text:p>Robot speaks what is inputted in say box</text:p>
          </table:table-cell>
          <table:table-cell table:style-name="ce36" office:value-type="string" calcext:value-type="string">
            <text:p>PASS</text:p>
          </table:table-cell>
          <table:table-cell table:style-name="ce24"/>
          <table:table-cell table:number-columns-repeated="1014"/>
        </table:table-row>
        <table:table-row table:style-name="ro8">
          <table:table-cell/>
          <table:covered-table-cell table:style-name="ce7"/>
          <table:covered-table-cell table:number-columns-repeated="2" table:style-name="ce10"/>
          <table:table-cell table:style-name="ce21" office:value-type="float" office:value="4" calcext:value-type="float">
            <text:p>4</text:p>
          </table:table-cell>
          <table:table-cell table:style-name="ce15" office:value-type="string" calcext:value-type="string">
            <text:p>Speech recognition starts, speak out the keywords:</text:p>
            <text:p>A. Astronaut</text:p>
            <text:p>B. Firefighter</text:p>
            <text:p>C. Police</text:p>
            <text:p>D. Doctor</text:p>
            <text:p>E. Mechanic</text:p>
            <text:p>F. Scientist</text:p>
            <text:p>G. Football</text:p>
            <text:p>H. Rockstar</text:p>
            <text:p>I. Singer</text:p>
          </table:table-cell>
          <table:table-cell table:style-name="ce15" office:value-type="string" calcext:value-type="string">
            <text:p>Speech recognition starts and listens for nine (9) keywords</text:p>
            <text:p>A. Astronaut recognised</text:p>
            <text:p>B. Firefighter recognised</text:p>
            <text:p>C. Police recognised</text:p>
            <text:p>D. Doctor recognised</text:p>
            <text:p>E. Mechanic recognised</text:p>
            <text:p>F. Scientist recognised</text:p>
            <text:p>G. Football recognised</text:p>
            <text:p>H. Rockstar recognised</text:p>
            <text:p>I. Singer recognised</text:p>
          </table:table-cell>
          <table:table-cell table:style-name="ce15" office:value-type="string" calcext:value-type="string">
            <text:p><text:span text:style-name="T13">Speech recognition starts and listens for nine (9) keywords</text:span></text:p>
            <text:p><text:span text:style-name="T13">A. Astronaut recognised</text:span></text:p>
            <text:p><text:span text:style-name="T13">B. Firefighter recognised</text:span></text:p>
            <text:p><text:span text:style-name="T13">C. Police recognised</text:span></text:p>
            <text:p><text:span text:style-name="T13">D. Doctor recognised</text:span></text:p>
            <text:p><text:span text:style-name="T13">E. Mechanic recognised</text:span></text:p>
            <text:p><text:span text:style-name="T13">F. Scientist recognised</text:span></text:p>
            <text:p><text:span text:style-name="T13">G. Football recognised</text:span></text:p>
            <text:p><text:span text:style-name="T13">H. Rockstar recognised</text:span></text:p>
            <text:p><text:span text:style-name="T13">I. Singer recognised</text:span></text:p>
          </table:table-cell>
          <table:table-cell table:style-name="ce36" office:value-type="string" calcext:value-type="string">
            <text:p>A. PASS</text:p>
            <text:p>B. PASS</text:p>
            <text:p>C. PASS</text:p>
            <text:p>D. PASS</text:p>
            <text:p>E. PASS</text:p>
            <text:p>F. PASS</text:p>
            <text:p>G. PASS</text:p>
            <text:p>H. PASS</text:p>
            <text:p>I. PASS</text:p>
          </table:table-cell>
          <table:table-cell table:style-name="ce24" office:value-type="string" calcext:value-type="string">
            <text:p>Keywords:</text:p>
            <text:p>Astronaut</text:p>
            <text:p>Firefighter</text:p>
            <text:p>Police</text:p>
            <text:p>Doctor</text:p>
            <text:p>Mechanic</text:p>
            <text:p>Scientist</text:p>
            <text:p>Football</text:p>
            <text:p>Rockstar</text:p>
            <text:p>Singer</text:p>
          </table:table-cell>
          <table:table-cell table:number-columns-repeated="1014"/>
        </table:table-row>
        <table:table-row table:style-name="ro9">
          <table:table-cell/>
          <table:table-cell table:style-name="ce21" office:value-type="float" office:value="22.05" calcext:value-type="float" table:number-columns-spanned="1" table:number-rows-spanned="4">
            <text:p>22.05</text:p>
          </table:table-cell>
          <table:table-cell table:style-name="ce11" office:value-type="string" calcext:value-type="string" table:number-columns-spanned="1" table:number-rows-spanned="4">
            <text:p>Robot speaks specific phrases depending on keyword.</text:p>
          </table:table-cell>
          <table:table-cell table:style-name="ce24" office:value-type="string" calcext:value-type="string" table:number-columns-spanned="1" table:number-rows-spanned="4">
            <text:p><text:span text:style-name="T5">Given: </text:span><text:span text:style-name="T6">Keyword recognised</text:span></text:p>
            <text:p/>
            <text:p><text:span text:style-name="T5">When: </text:span><text:span text:style-name="T6">Robot runs script</text:span></text:p>
            <text:p/>
            <text:p><text:span text:style-name="T5">Then: </text:span><text:span text:style-name="T6">Appropriate Say box plays</text:span></text:p>
            <text:p/>
            <text:p><text:span text:style-name="T7">Prerequisite: </text:span></text:p>
            <text:p><text:span text:style-name="T8">Script</text:span></text:p>
            <text:p><text:span text:style-name="T8">Robot connected</text:span></text:p>
          </table:table-cell>
          <table:table-cell table:style-name="ce21" office:value-type="float" office:value="1" calcext:value-type="float">
            <text:p>1</text:p>
          </table:table-cell>
          <table:table-cell table:style-name="ce15" office:value-type="string" calcext:value-type="string">
            <text:p>Keywords recognised:</text:p>
            <text:p/>
            <text:p>A. Astronaut</text:p>
            <text:p>B. Firefighter</text:p>
            <text:p>C. Police</text:p>
            <text:p>D. Doctor</text:p>
            <text:p>E. Mechanic</text:p>
            <text:p>F. Scientist</text:p>
            <text:p>G. Football</text:p>
            <text:p>H. Rockstar</text:p>
            <text:p>I. Singer</text:p>
            <text:p>J. Default (No Keyword)</text:p>
          </table:table-cell>
          <table:table-cell table:style-name="ce15" office:value-type="string" calcext:value-type="string">
            <text:p>Keyword recognised and program continues down:</text:p>
            <text:p><text:span text:style-name="T13">A. Astronaut recognised</text:span></text:p>
            <text:p><text:span text:style-name="T13">B. Firefighter recognised</text:span></text:p>
            <text:p><text:span text:style-name="T13">C. Police recogised</text:span></text:p>
            <text:p><text:span text:style-name="T13">D. Doctor recognised</text:span></text:p>
            <text:p><text:span text:style-name="T13">E. Mechanic recognised</text:span></text:p>
            <text:p><text:span text:style-name="T13">F. Scientist recognised</text:span></text:p>
            <text:p><text:span text:style-name="T13">G. Football recognised</text:span></text:p>
            <text:p><text:span text:style-name="T13">H. Rockstar recognised</text:span></text:p>
            <text:p><text:span text:style-name="T13">I. Singer recognised</text:span></text:p>
            <text:p><text:span text:style-name="T13">J. Default (No Keyword recognised)</text:span></text:p>
          </table:table-cell>
          <table:table-cell table:style-name="ce15" office:value-type="string" calcext:value-type="string">
            <text:p><text:span text:style-name="T13">Keyword recognised and program continues down:</text:span></text:p>
            <text:p><text:span text:style-name="T14">A. Astronaut recognised</text:span></text:p>
            <text:p><text:span text:style-name="T14">B. Firefighter recognised</text:span></text:p>
            <text:p><text:span text:style-name="T14">C. Police recogised</text:span></text:p>
            <text:p><text:span text:style-name="T14">D. Doctor recognised</text:span></text:p>
            <text:p><text:span text:style-name="T14">E. Mechanic recognised</text:span></text:p>
            <text:p><text:span text:style-name="T14">F. Scientist recognised</text:span></text:p>
            <text:p><text:span text:style-name="T14">G. Football recognised</text:span></text:p>
            <text:p><text:span text:style-name="T14">H. Rockstar recognised</text:span></text:p>
            <text:p><text:span text:style-name="T14">I. Singer recognised</text:span></text:p>
            <text:p><text:span text:style-name="T15">J. Default (No Keyword recognised)</text:span></text:p>
          </table:table-cell>
          <table:table-cell table:style-name="ce36" office:value-type="string" calcext:value-type="string">
            <text:p><text:span text:style-name="T13">A. PASS</text:span></text:p>
            <text:p><text:span text:style-name="T13">B. PASS</text:span></text:p>
            <text:p><text:span text:style-name="T13">C. PASS</text:span></text:p>
            <text:p><text:span text:style-name="T13">D. PASS</text:span></text:p>
            <text:p><text:span text:style-name="T13">E. PASS</text:span></text:p>
            <text:p><text:span text:style-name="T13">F. PASS</text:span></text:p>
            <text:p><text:span text:style-name="T13">G. PASS</text:span></text:p>
            <text:p><text:span text:style-name="T13">H. PASS</text:span></text:p>
            <text:p><text:span text:style-name="T13">I. PASS</text:span></text:p>
            <text:p><text:span text:style-name="T16">J. PASS</text:span></text:p>
          </table:table-cell>
          <table:table-cell table:style-name="ce24" office:value-type="string" calcext:value-type="string">
            <text:p>Keywords:</text:p>
            <text:p>Astronaut </text:p>
            <text:p>Firefighter </text:p>
            <text:p>Police </text:p>
            <text:p>Doctor </text:p>
            <text:p>Mechanic </text:p>
            <text:p>Scientist </text:p>
            <text:p>Football </text:p>
            <text:p>Rockstar </text:p>
            <text:p>Singer</text:p>
            <text:p>Default (No keyword recognsied)</text:p>
          </table:table-cell>
          <table:table-cell table:number-columns-repeated="1014"/>
        </table:table-row>
        <table:table-row table:style-name="ro10">
          <table:table-cell/>
          <table:covered-table-cell table:style-name="ce6"/>
          <table:covered-table-cell table:number-columns-repeated="2" table:style-name="ce9"/>
          <table:table-cell table:style-name="ce21" office:value-type="float" office:value="2" calcext:value-type="float">
            <text:p>2</text:p>
          </table:table-cell>
          <table:table-cell table:style-name="ce15" office:value-type="string" calcext:value-type="string">
            <text:p>Logic path followed:</text:p>
            <text:p/>
            <text:p><text:span text:style-name="T13">A. Astronaut</text:span></text:p>
            <text:p><text:span text:style-name="T13">B. Firefighter</text:span></text:p>
            <text:p><text:span text:style-name="T13">C. Police</text:span></text:p>
            <text:p><text:span text:style-name="T13">D. Doctor</text:span></text:p>
            <text:p><text:span text:style-name="T13">E. Mechanic</text:span></text:p>
            <text:p><text:span text:style-name="T13">F. Scientist</text:span></text:p>
            <text:p><text:span text:style-name="T13">G. Football</text:span></text:p>
            <text:p><text:span text:style-name="T13">H. Rockstar</text:span></text:p>
            <text:p><text:span text:style-name="T13">I. Singer</text:span></text:p>
            <text:p><text:span text:style-name="T13">J. Default (No Keyword)</text:span></text:p>
          </table:table-cell>
          <table:table-cell table:style-name="ce15" office:value-type="string" calcext:value-type="string">
            <text:p>The appropriate path is taken with the appropriate keyword:</text:p>
            <text:p><text:span text:style-name="T13">A. Astronaut</text:span></text:p>
            <text:p><text:span text:style-name="T13">B. Firefighter</text:span></text:p>
            <text:p><text:span text:style-name="T13">C. Police</text:span></text:p>
            <text:p><text:span text:style-name="T13">D. Doctor</text:span></text:p>
            <text:p><text:span text:style-name="T13">E. Mechanic</text:span></text:p>
            <text:p><text:span text:style-name="T13">F. Scientist</text:span></text:p>
            <text:p><text:span text:style-name="T13">G. Football</text:span></text:p>
            <text:p><text:span text:style-name="T13">H. Rockstar</text:span></text:p>
            <text:p><text:span text:style-name="T13">I. Singer</text:span></text:p>
            <text:p><text:span text:style-name="T13">J. Default (No Keyword)</text:span></text:p>
          </table:table-cell>
          <table:table-cell table:style-name="ce15" office:value-type="string" calcext:value-type="string">
            <text:p><text:span text:style-name="T13">The appropriate path is taken with the appropriate keyword:</text:span></text:p>
            <text:p><text:span text:style-name="T14">A. Astronaut</text:span></text:p>
            <text:p><text:span text:style-name="T14">B. Firefighter</text:span></text:p>
            <text:p><text:span text:style-name="T14">C. Police</text:span></text:p>
            <text:p><text:span text:style-name="T14">D. Doctor</text:span></text:p>
            <text:p><text:span text:style-name="T14">E. Mechanic</text:span></text:p>
            <text:p><text:span text:style-name="T14">F. Scientist</text:span></text:p>
            <text:p><text:span text:style-name="T14">G. Football</text:span></text:p>
            <text:p><text:span text:style-name="T14">H. Rockstar</text:span></text:p>
            <text:p><text:span text:style-name="T14">I. Singer</text:span></text:p>
            <text:p><text:span text:style-name="T14">J. Default (No Keyword)</text:span></text:p>
          </table:table-cell>
          <table:table-cell table:style-name="ce36" office:value-type="string" calcext:value-type="string">
            <text:p><text:span text:style-name="T14">A. PASS</text:span></text:p>
            <text:p><text:span text:style-name="T14">B. PASS</text:span></text:p>
            <text:p><text:span text:style-name="T14">C. PASS</text:span></text:p>
            <text:p><text:span text:style-name="T14">D. PASS</text:span></text:p>
            <text:p><text:span text:style-name="T14">E. PASS</text:span></text:p>
            <text:p><text:span text:style-name="T14">F. PASS</text:span></text:p>
            <text:p><text:span text:style-name="T14">G. PASS</text:span></text:p>
            <text:p><text:span text:style-name="T14">H. PASS</text:span></text:p>
            <text:p><text:span text:style-name="T14">I. PASS</text:span></text:p>
            <text:p><text:span text:style-name="T14">J. PASS</text:span></text:p>
          </table:table-cell>
          <table:table-cell table:style-name="ce24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21" office:value-type="float" office:value="3" calcext:value-type="float">
            <text:p>3</text:p>
          </table:table-cell>
          <table:table-cell table:style-name="ce15" office:value-type="string" calcext:value-type="string">
            <text:p>Robot speaks:</text:p>
            <text:p/>
            <text:p><text:span text:style-name="T13">A. Astronaut</text:span></text:p>
            <text:p><text:span text:style-name="T13">B. Firefighter</text:span></text:p>
            <text:p><text:span text:style-name="T13">C. Police</text:span></text:p>
            <text:p><text:span text:style-name="T13">D. Doctor</text:span></text:p>
            <text:p><text:span text:style-name="T13">E. Mechanic</text:span></text:p>
            <text:p><text:span text:style-name="T13">F. Scientist</text:span></text:p>
            <text:p><text:span text:style-name="T13">G. Football</text:span></text:p>
            <text:p><text:span text:style-name="T13">H. Rockstar</text:span></text:p>
            <text:p><text:span text:style-name="T13">I. Singer</text:span></text:p>
            <text:p><text:span text:style-name="T13">J. Default (No Keyword)</text:span></text:p>
          </table:table-cell>
          <table:table-cell table:style-name="ce15" office:value-type="string" calcext:value-type="string">
            <text:p>Robot speaks based on the keyword chosen:</text:p>
            <text:p><text:span text:style-name="T13">A. Astronaut</text:span></text:p>
            <text:p><text:span text:style-name="T13">B. Firefighter</text:span></text:p>
            <text:p><text:span text:style-name="T13">C. Police</text:span></text:p>
            <text:p><text:span text:style-name="T13">D. Doctor</text:span></text:p>
            <text:p><text:span text:style-name="T13">E. Mechanic</text:span></text:p>
            <text:p><text:span text:style-name="T13">F. Scientist</text:span></text:p>
            <text:p><text:span text:style-name="T13">G. Football</text:span></text:p>
            <text:p><text:span text:style-name="T13">H. Rockstar</text:span></text:p>
            <text:p><text:span text:style-name="T13">I. Singer</text:span></text:p>
            <text:p><text:span text:style-name="T13">J. Default (No Keyword)</text:span></text:p>
          </table:table-cell>
          <table:table-cell table:style-name="ce15" office:value-type="string" calcext:value-type="string">
            <text:p><text:span text:style-name="T13">Robot speaks based on the keyword chosen:</text:span></text:p>
            <text:p><text:span text:style-name="T14">A. Astronaut</text:span></text:p>
            <text:p><text:span text:style-name="T14">B. Firefighter</text:span></text:p>
            <text:p><text:span text:style-name="T14">C. Police</text:span></text:p>
            <text:p><text:span text:style-name="T14">D. Doctor</text:span></text:p>
            <text:p><text:span text:style-name="T14">E. Mechanic</text:span></text:p>
            <text:p><text:span text:style-name="T14">F. Scientist</text:span></text:p>
            <text:p><text:span text:style-name="T14">G. Football</text:span></text:p>
            <text:p><text:span text:style-name="T14">H. Rockstar</text:span></text:p>
            <text:p><text:span text:style-name="T14">I. Singer</text:span></text:p>
            <text:p><text:span text:style-name="T14">J. Default (No Keyword)</text:span></text:p>
          </table:table-cell>
          <table:table-cell table:style-name="ce36" office:value-type="string" calcext:value-type="string">
            <text:p><text:span text:style-name="T14">A. PASS</text:span></text:p>
            <text:p><text:span text:style-name="T14">B. PASS</text:span></text:p>
            <text:p><text:span text:style-name="T14">C. PASS</text:span></text:p>
            <text:p><text:span text:style-name="T14">D. PASS</text:span></text:p>
            <text:p><text:span text:style-name="T14">E. PASS</text:span></text:p>
            <text:p><text:span text:style-name="T14">F. PASS</text:span></text:p>
            <text:p><text:span text:style-name="T14">G. PASS</text:span></text:p>
            <text:p><text:span text:style-name="T14">H. PASS</text:span></text:p>
            <text:p><text:span text:style-name="T14">I. PASS</text:span></text:p>
            <text:p><text:span text:style-name="T14">J. PASS</text:span></text:p>
          </table:table-cell>
          <table:table-cell table:style-name="ce24"/>
          <table:table-cell table:number-columns-repeated="1014"/>
        </table:table-row>
        <table:table-row table:style-name="ro9">
          <table:table-cell/>
          <table:covered-table-cell table:style-name="ce7"/>
          <table:covered-table-cell table:number-columns-repeated="2" table:style-name="ce10"/>
          <table:table-cell table:style-name="ce21" office:value-type="float" office:value="4" calcext:value-type="float">
            <text:p>4</text:p>
          </table:table-cell>
          <table:table-cell table:style-name="ce15" office:value-type="string" calcext:value-type="string">
            <text:p>Wait Timer starts:</text:p>
            <text:p/>
            <text:p/>
            <text:p><text:span text:style-name="T13">A. Astronaut</text:span></text:p>
            <text:p><text:span text:style-name="T13">B. Firefighter</text:span></text:p>
            <text:p><text:span text:style-name="T13">C. Police</text:span></text:p>
            <text:p><text:span text:style-name="T13">D. Doctor</text:span></text:p>
            <text:p><text:span text:style-name="T13">E. Mechanic</text:span></text:p>
            <text:p><text:span text:style-name="T13">F. Scientist</text:span></text:p>
            <text:p><text:span text:style-name="T13">G. Football</text:span></text:p>
            <text:p><text:span text:style-name="T13">H. Rockstar</text:span></text:p>
            <text:p><text:span text:style-name="T13">I. Singer</text:span></text:p>
            <text:p><text:span text:style-name="T13">J. Default (No Keyword)</text:span></text:p>
          </table:table-cell>
          <table:table-cell table:style-name="ce15" office:value-type="string" calcext:value-type="string">
            <text:p>Wait timer starts before logic resets to the beginning of the program:</text:p>
            <text:p><text:span text:style-name="T13">A. Astronaut</text:span></text:p>
            <text:p><text:span text:style-name="T13">B. Firefighter</text:span></text:p>
            <text:p><text:span text:style-name="T13">C. Police</text:span></text:p>
            <text:p><text:span text:style-name="T13">D. Doctor</text:span></text:p>
            <text:p><text:span text:style-name="T13">E. Mechanic</text:span></text:p>
            <text:p><text:span text:style-name="T13">F. Scientist</text:span></text:p>
            <text:p><text:span text:style-name="T13">G. Football</text:span></text:p>
            <text:p><text:span text:style-name="T13">H. Rockstar</text:span></text:p>
            <text:p><text:span text:style-name="T13">I. Singer</text:span></text:p>
            <text:p><text:span text:style-name="T13">J. Default (No Keyword)</text:span></text:p>
          </table:table-cell>
          <table:table-cell table:style-name="ce15" office:value-type="string" calcext:value-type="string">
            <text:p><text:span text:style-name="T13">Wait timer starts before logic resets to the beginning of the program:</text:span></text:p>
            <text:p><text:span text:style-name="T14">A. Astronaut</text:span></text:p>
            <text:p><text:span text:style-name="T14">B. Firefighter</text:span></text:p>
            <text:p><text:span text:style-name="T14">C. Police</text:span></text:p>
            <text:p><text:span text:style-name="T14">D. Doctor</text:span></text:p>
            <text:p><text:span text:style-name="T14">E. Mechanic</text:span></text:p>
            <text:p><text:span text:style-name="T14">F. Scientist</text:span></text:p>
            <text:p><text:span text:style-name="T14">G. Football</text:span></text:p>
            <text:p><text:span text:style-name="T14">H. Rockstar</text:span></text:p>
            <text:p><text:span text:style-name="T14">I. Singer</text:span></text:p>
            <text:p><text:span text:style-name="T14">J. Default (No Keyword)</text:span></text:p>
          </table:table-cell>
          <table:table-cell table:style-name="ce36" office:value-type="string" calcext:value-type="string">
            <text:p><text:span text:style-name="T14">A. PASS</text:span></text:p>
            <text:p><text:span text:style-name="T14">B. PASS</text:span></text:p>
            <text:p><text:span text:style-name="T14">C. PASS</text:span></text:p>
            <text:p><text:span text:style-name="T14">D. PASS</text:span></text:p>
            <text:p><text:span text:style-name="T14">E. PASS</text:span></text:p>
            <text:p><text:span text:style-name="T14">F. PASS</text:span></text:p>
            <text:p><text:span text:style-name="T14">G. PASS</text:span></text:p>
            <text:p><text:span text:style-name="T14">H. PASS</text:span></text:p>
            <text:p><text:span text:style-name="T14">I. PASS</text:span></text:p>
            <text:p><text:span text:style-name="T14">J. PASS</text:span></text:p>
          </table:table-cell>
          <table:table-cell table:style-name="Default"/>
          <table:table-cell table:number-columns-repeated="1014"/>
        </table:table-row>
        <table:table-row table:style-name="ro7">
          <table:table-cell/>
          <table:table-cell table:style-name="ce21" office:value-type="float" office:value="22.07" calcext:value-type="float" table:number-columns-spanned="1" table:number-rows-spanned="4">
            <text:p>22.07</text:p>
          </table:table-cell>
          <table:table-cell table:style-name="ce11" office:value-type="string" calcext:value-type="string" table:number-columns-spanned="1" table:number-rows-spanned="4">
            <text:p>Robot doesn’t recognise keywords and begins default response.</text:p>
          </table:table-cell>
          <table:table-cell table:style-name="ce24" office:value-type="string" calcext:value-type="string" table:number-columns-spanned="1" table:number-rows-spanned="4">
            <text:p><text:span text:style-name="T5">Given: </text:span><text:span text:style-name="T6">Script is running</text:span></text:p>
            <text:p/>
            <text:p><text:span text:style-name="T9">When: </text:span><text:span text:style-name="T10">First logic runs</text:span></text:p>
            <text:p/>
            <text:p><text:span text:style-name="T11">Then: </text:span><text:span text:style-name="T12">Speech recognition starts</text:span></text:p>
            <text:p/>
            <text:p><text:span text:style-name="T7">Prerequisite: </text:span></text:p>
            <text:p><text:span text:style-name="T8">Script</text:span></text:p>
            <text:p><text:span text:style-name="T8">Robot connected</text:span></text:p>
          </table:table-cell>
          <table:table-cell table:style-name="ce21" office:value-type="float" office:value="1" calcext:value-type="float">
            <text:p>1</text:p>
          </table:table-cell>
          <table:table-cell table:style-name="ce15" office:value-type="string" calcext:value-type="string">
            <text:p>First logic runs</text:p>
          </table:table-cell>
          <table:table-cell table:number-columns-repeated="2" table:style-name="ce15" office:value-type="string" calcext:value-type="string">
            <text:p>Program runs first logic</text:p>
          </table:table-cell>
          <table:table-cell table:style-name="ce36" office:value-type="string" calcext:value-type="string">
            <text:p>PASS</text:p>
          </table:table-cell>
          <table:table-cell table:style-name="ce24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21" office:value-type="float" office:value="2" calcext:value-type="float">
            <text:p>2</text:p>
          </table:table-cell>
          <table:table-cell table:style-name="ce15" office:value-type="string" calcext:value-type="string">
            <text:p>Say box starts running</text:p>
          </table:table-cell>
          <table:table-cell table:number-columns-repeated="2" table:style-name="ce15" office:value-type="string" calcext:value-type="string">
            <text:p>Say box communicates with robot</text:p>
          </table:table-cell>
          <table:table-cell table:style-name="ce36" office:value-type="string" calcext:value-type="string">
            <text:p>PASS</text:p>
          </table:table-cell>
          <table:table-cell table:style-name="ce24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21" office:value-type="float" office:value="3" calcext:value-type="float">
            <text:p>3</text:p>
          </table:table-cell>
          <table:table-cell table:style-name="ce15" office:value-type="string" calcext:value-type="string">
            <text:p>Robot speaks</text:p>
          </table:table-cell>
          <table:table-cell table:number-columns-repeated="2" table:style-name="ce15" office:value-type="string" calcext:value-type="string">
            <text:p>Robot speaks what is inputted in say box</text:p>
          </table:table-cell>
          <table:table-cell table:style-name="ce36" office:value-type="string" calcext:value-type="string">
            <text:p>PASS</text:p>
          </table:table-cell>
          <table:table-cell table:style-name="ce24"/>
          <table:table-cell table:number-columns-repeated="1014"/>
        </table:table-row>
        <table:table-row table:style-name="ro11">
          <table:table-cell/>
          <table:covered-table-cell table:style-name="ce7"/>
          <table:covered-table-cell table:number-columns-repeated="2" table:style-name="ce10"/>
          <table:table-cell table:style-name="ce21" office:value-type="float" office:value="4" calcext:value-type="float">
            <text:p>4</text:p>
          </table:table-cell>
          <table:table-cell table:style-name="ce15" office:value-type="string" calcext:value-type="string">
            <text:p>Speech recognition starts</text:p>
          </table:table-cell>
          <table:table-cell table:number-columns-repeated="2" table:style-name="ce15" office:value-type="string" calcext:value-type="string">
            <text:p>Speech recognition starts and does not recognise a keyword, beginning default response</text:p>
          </table:table-cell>
          <table:table-cell table:style-name="ce36" office:value-type="string" calcext:value-type="string">
            <text:p>PASS</text:p>
          </table:table-cell>
          <table:table-cell table:style-name="ce24"/>
          <table:table-cell table:number-columns-repeated="1014"/>
        </table:table-row>
        <table:table-row table:style-name="ro7">
          <table:table-cell/>
          <table:table-cell table:style-name="ce21" office:value-type="float" office:value="22.06" calcext:value-type="float" table:number-columns-spanned="1" table:number-rows-spanned="4">
            <text:p>22.06</text:p>
          </table:table-cell>
          <table:table-cell table:style-name="ce11" office:value-type="string" calcext:value-type="string" table:number-columns-spanned="1" table:number-rows-spanned="4">
            <text:p>Robot fails to recognise similar words as different from keywords.</text:p>
          </table:table-cell>
          <table:table-cell table:style-name="ce24" office:value-type="string" calcext:value-type="string" table:number-columns-spanned="1" table:number-rows-spanned="4">
            <text:p><text:span text:style-name="T5">Given: </text:span><text:span text:style-name="T6">Script is running</text:span></text:p>
            <text:p/>
            <text:p><text:span text:style-name="T5">When: </text:span><text:span text:style-name="T6">First logic runs</text:span></text:p>
            <text:p/>
            <text:p><text:span text:style-name="T5">Then: </text:span><text:span text:style-name="T6">Speech recognition starts</text:span></text:p>
            <text:p/>
            <text:p><text:span text:style-name="T7">Prerequisite: </text:span></text:p>
            <text:p><text:span text:style-name="T8">Script</text:span></text:p>
            <text:p><text:span text:style-name="T8">Robot connected</text:span></text:p>
          </table:table-cell>
          <table:table-cell table:style-name="ce21" office:value-type="float" office:value="1" calcext:value-type="float">
            <text:p>1</text:p>
          </table:table-cell>
          <table:table-cell table:style-name="ce15" office:value-type="string" calcext:value-type="string">
            <text:p>First logic runs</text:p>
          </table:table-cell>
          <table:table-cell table:number-columns-repeated="2" table:style-name="ce15" office:value-type="string" calcext:value-type="string">
            <text:p>Program runs first logic</text:p>
          </table:table-cell>
          <table:table-cell table:style-name="ce36" office:value-type="string" calcext:value-type="string">
            <text:p>PASS</text:p>
          </table:table-cell>
          <table:table-cell table:style-name="ce24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21" office:value-type="float" office:value="2" calcext:value-type="float">
            <text:p>2</text:p>
          </table:table-cell>
          <table:table-cell table:style-name="ce15" office:value-type="string" calcext:value-type="string">
            <text:p>Say box starts running</text:p>
          </table:table-cell>
          <table:table-cell table:number-columns-repeated="2" table:style-name="ce15" office:value-type="string" calcext:value-type="string">
            <text:p>Say box communicates with robot</text:p>
          </table:table-cell>
          <table:table-cell table:style-name="ce36" office:value-type="string" calcext:value-type="string">
            <text:p>PASS</text:p>
          </table:table-cell>
          <table:table-cell table:style-name="ce24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21" office:value-type="float" office:value="3" calcext:value-type="float">
            <text:p>3</text:p>
          </table:table-cell>
          <table:table-cell table:style-name="ce15" office:value-type="string" calcext:value-type="string">
            <text:p>Robot speaks</text:p>
          </table:table-cell>
          <table:table-cell table:number-columns-repeated="2" table:style-name="ce15" office:value-type="string" calcext:value-type="string">
            <text:p>Robot speaks what is inputted in say box</text:p>
          </table:table-cell>
          <table:table-cell table:style-name="ce36" office:value-type="string" calcext:value-type="string">
            <text:p>PASS</text:p>
          </table:table-cell>
          <table:table-cell table:style-name="ce24"/>
          <table:table-cell table:number-columns-repeated="1014"/>
        </table:table-row>
        <table:table-row table:style-name="ro9">
          <table:table-cell/>
          <table:covered-table-cell table:style-name="ce7"/>
          <table:covered-table-cell table:number-columns-repeated="2" table:style-name="ce10"/>
          <table:table-cell table:style-name="ce21" office:value-type="float" office:value="4" calcext:value-type="float">
            <text:p>4</text:p>
          </table:table-cell>
          <table:table-cell table:style-name="ce15" office:value-type="string" calcext:value-type="string">
            <text:p>Speech recognition starts, use similar keywords:</text:p>
            <text:p/>
            <text:p/>
            <text:p>A. Astro, Nautical, Psychonauts.</text:p>
            <text:p>B. Lighter, Fighter, Fire.</text:p>
            <text:p>C. Cease, Elise.</text:p>
            <text:p>D. Tractor, Factor.</text:p>
            <text:p>E. Sanic, Mecha, Panic.</text:p>
            <text:p>F. Science, Sigh, Tisk</text:p>
            <text:p>G. Foot, Ball, Soot, Fall</text:p>
            <text:p>H. Sock, Star, Rock</text:p>
            <text:p>I. Winger, Flinger, Wing, Fling</text:p>
          </table:table-cell>
          <table:table-cell table:style-name="ce15" office:value-type="string" calcext:value-type="string">
            <text:p>Speech recognition starts and fails to recognise difference in similar words to established keywords:</text:p>
            <text:p>A. Fail, Pass, Pass</text:p>
            <text:p>B. Pass, Pass, Fail</text:p>
            <text:p>C. Pass, Pass</text:p>
            <text:p>D. Pass, Pass</text:p>
            <text:p>E. Pass, Pass, Pass</text:p>
            <text:p>F. Fail, Pass, Pass</text:p>
            <text:p>G. Pass, Pass, Pass</text:p>
            <text:p>H. Pass, Pass, Pass</text:p>
            <text:p>I. Pass, Pass, Pass, Pass</text:p>
          </table:table-cell>
          <table:table-cell table:style-name="ce15" office:value-type="string" calcext:value-type="string">
            <text:p>Speech recognition starts and fails to recognise difference in similar words to established keywords:</text:p>
            <text:p>A. Fail, Pass, Pass</text:p>
            <text:p>B. Pass, Fail, Fail</text:p>
            <text:p>C. Pass, Fail</text:p>
            <text:p>D. Fail, Fail</text:p>
            <text:p>E. Pass, Pass, Fail</text:p>
            <text:p>F. Fail, Fail, Fail</text:p>
            <text:p>G. Fail, Fail, Fail, Fail</text:p>
            <text:p>H. Pass, Fail, Fail</text:p>
            <text:p>I. Pass, Pass, Pass, Pass</text:p>
          </table:table-cell>
          <table:table-cell table:style-name="ce36" office:value-type="string" calcext:value-type="string">
            <text:p>A. 66%</text:p>
            <text:p>B. 66%</text:p>
            <text:p>C. 50%</text:p>
            <text:p><text:span text:style-name="T17">D. 0%</text:span></text:p>
            <text:p>E. 66%</text:p>
            <text:p><text:span text:style-name="T17">F. 0%</text:span></text:p>
            <text:p><text:span text:style-name="T17">G. 0%</text:span></text:p>
            <text:p><text:span text:style-name="T17">H. 33%</text:span></text:p>
            <text:p>I. 100%</text:p>
          </table:table-cell>
          <table:table-cell table:style-name="ce24" office:value-type="string" calcext:value-type="string">
            <text:p>Fighter triggered Mechanic and Scientist</text:p>
            <text:p/>
            <text:p>Mecha triggered Doctor</text:p>
            <text:p/>
            <text:p>Sanic triggered Singer</text:p>
            <text:p/>
            <text:p>Tisk triggered Police, Doctor, inconsistent</text:p>
            <text:p/>
            <text:p>Soot triggered Singer, Scientist x2</text:p>
            <text:p/>
            <text:p>Star triggered Doctor x2</text:p>
          </table:table-cell>
          <table:table-cell table:number-columns-repeated="1014"/>
        </table:table-row>
        <table:table-row table:style-name="ro12" table:number-rows-repeated="3">
          <table:table-cell/>
          <table:table-cell table:style-name="Default" table:number-columns-repeated="9"/>
          <table:table-cell table:number-columns-repeated="1014"/>
        </table:table-row>
        <table:table-row table:style-name="ro13">
          <table:table-cell/>
          <table:table-cell table:style-name="Default" table:number-columns-repeated="9"/>
          <table:table-cell table:number-columns-repeated="1014"/>
        </table:table-row>
        <table:table-row table:style-name="ro12" table:number-rows-repeated="3">
          <table:table-cell/>
          <table:table-cell table:style-name="Default" table:number-columns-repeated="9"/>
          <table:table-cell table:number-columns-repeated="1014"/>
        </table:table-row>
        <table:table-row table:style-name="ro14">
          <table:table-cell/>
          <table:table-cell table:style-name="Default" table:number-columns-repeated="9"/>
          <table:table-cell table:number-columns-repeated="1014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8">00/00/0000</text:date>, <text:time style:data-style-name="N2" text:time-value="13:02:54.6938712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amples" style:display-name="PageStyle_Examp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_20__23__20_Test_20_Cases" style:display-name="PageStyle_Feature # Test 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_20__23__20_Test_20_Cases_20__28_2_29_" style:display-name="PageStyle_Feature # Test Cases (2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eira, Ian</meta:initial-creator>
    <meta:creation-date>2018-09-28T03:23:07</meta:creation-date>
    <dc:date>2018-10-18T14:36:26.513633485</dc:date>
    <meta:generator>LibreOffice/6.0.3.2$Linux_X86_64 LibreOffice_project/00m0$Build-2</meta:generator>
    <meta:editing-duration>PT4H10M34S</meta:editing-duration>
    <meta:editing-cycles>45</meta:editing-cycles>
    <meta:document-statistic meta:table-count="1" meta:cell-count="15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